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center" style:justify-single-word="fals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les de Campagne</text:p>
      <text:p text:style-name="Standard"/>
      <text:p text:style-name="Standard">Une campagne se déroule sous forme de rounds.</text:p>
      <text:p text:style-name="Standard">Chaque round comprend 3 batailles qui se déroulent simultanément.</text:p>
      <text:p text:style-name="Standard"/>
      <text:p text:style-name="Standard">Les forces armées déployées dans une campagne sont recrutées avec un certain nombre de points de COM fixé au début de la campagne. Des renforts arrivent à chaque round pour remplacer les effectifs perdus.</text:p>
      <text:p text:style-name="Standard">Pour chaque round l'armée doit être séparée en 4 groupes : 1 groupe pour chaque bataille + 1 groupe de réserve dont les membres pourront être affectés indifférament soit à la premiere, soit à la seconde, soit à la troisième bataille.</text:p>
      <text:p text:style-name="Standard">Quoi qu'il en soit, une unité ne peut prendre part qu'à 1 bataille dans la durée d'un round. </text:p>
      <text:p text:style-name="Standard">Lors d'une bataille on ne peut faire rentrer qu'une unité de réserve tous les 3 tours à partir du troisième tour. </text:p>
      <text:p text:style-name="Standard">Les renforts arrivent donc au tour 3, 6, 9, et 12, le 12eme tour étant le dernier lors duquel on peut faire entrer des réserves.</text:p>
      <text:p text:style-name="Standard">On définit la troupe de réserve qui vient en renfort un tour a l'avance. Donc aux tours 2, 5, 8, et 11.</text:p>
      <text:p text:style-name="Standard"/>
      <text:p text:style-name="Standard">Tout renfort appelé ne peut participer à aucune autre bataille de ce round.</text:p>
      <text:p text:style-name="Standard"/>
      <text:p text:style-name="Standard">deuxieme idéee</text:p>
      <text:p text:style-name="Standard">rien a voir avec le paragraphe précédent nouvelle approche.</text:p>
      <text:p text:style-name="Standard"/>
      <text:p text:style-name="Standard"/>
      <text:p text:style-name="Standard">LEs campagnes sont divisées en "rounds"</text:p>
      <text:p text:style-name="Standard">un round se sompose au choix</text:p>
      <text:p text:style-name="Standard">-d'une bataille</text:p>
      <text:p text:style-name="Standard">-d'un scénario</text:p>
      <text:p text:style-name="Standard">-d'une mission</text:p>
      <text:p text:style-name="Standard"/>
      <text:p text:style-name="Standard"/>
      <text:p text:style-name="Standard">A la fin d'un round on gagne les bonus prevus pour la victoire du round (points d'equipement, requisition commandement supplémentaires et autres facilités.... )</text:p>
      <text:p text:style-name="Standard"/>
      <text:p text:style-name="Standard">dans le cas des points de commandement ou de requisition supplémentieres (en deux mots des renforts) doivent être dépensés pour maintenir les troupes ayant survécu au round pour la moitié de leur coût original ou pour acheter des troupes fraiches supplémentaires. Les troupes dont le coût de mainteance n'a pu être payé sont démobilisées.</text:p>
      <text:p text:style-name="Standard"/>
      <text:p text:style-name="Standard">une bataille simple est une bataille générique effectuée au moyen des contingents que les chefs de guerre ont à leur disposition et dont l'issu détermine le vainqueur du round.</text:p>
      <text:p text:style-name="Standard"/>
      <text:p text:style-name="Standard">Un scénario est une bataille livrée sur un décor prédéterminé et relativement précis, avec des forces <text:s/>particulières généralement réduites et indépendantes des contingents des deux généraux.</text:p>
      <text:p text:style-name="Standard"/>
      <text:p text:style-name="Standard">Une minicampagne est une série de 3 affrontements effectuées en série , l'un des trois affrontements peut être un scénario mais jamais plus d'un et jamais le premièr. les autres affrontements doivent être des batailles génériques et livrées avec le contingent des généraux. Les deux généraux doivent utiliser leur contingents à bon escient au cours de la minicampagne car aucun renfort ou bonus n'est percu avant la fin du round (et donc de la minicampagne). A tout moment d'une bataille générique (pas d 'un scénario) l'un des deux généraux peut sonner la retraite, à ce moment la, la partie prend fin et toutes les troupes du général en retraite non présente dans leur zone de déploiement ou sortis de la table par leur bord de déploiement sont perdues, notez que ce général n'est pas necessairement le perdant de la bataille.A la fin des 3 affrontements on totalise le nombre d 'objectifs remplis par les generaux lors des trois batailles celui qui en totalise le plus grand nombre est le vainqueur du round.</text:p>
      <text:p text:style-name="Standard"/>
      <text:p text:style-name="Standard">batailles :</text:p>
      <text:p text:style-name="Standard"/>
      <text:p text:style-name="Standard"><text:soft-page-break/>le contingent est divisé en trois groupes on jette un D10 :</text:p>
      <text:p text:style-name="Standard">1 2 3 le groupe est placé sur l'objectif correspondant</text:p>
      <text:p text:style-name="Standard">4 5 6 le groupe est placé sur un bord de table</text:p>
      <text:p text:style-name="Standard">7 8 9 10 le groupe est placé en réserve</text:p>
      <text:p text:style-name="Standard"/>
      <text:p text:style-name="Standard">Les cartes d'evenement :</text:p>
      <text:p text:style-name="Standard"/>
      <text:p text:style-name="Standard">1 : EQUIPEMENT !</text:p>
      <text:p text:style-name="Standard">Vous obtenez 10 grenades (utilisation unique)</text:p>
      <text:p text:style-name="Standard"/>
      <text:p text:style-name="Standard">2 : MISSION !</text:p>
      <text:p text:style-name="Standard">La prochaine bataille est une mission</text:p>
      <text:p text:style-name="Standard"/>
      <text:p text:style-name="Standard">3 : SCENARIO !</text:p>
      <text:p text:style-name="Standard">La prochaine bataille est un scenario</text:p>
      <text:p text:style-name="Standard"/>
      <text:p text:style-name="Standard">4 : RENFORTS !</text:p>
      <text:p text:style-name="Standard">Bénéficiez d'un bonus de renforts de 3 pour la prochaine bataillle (et seulement la prochaine)</text:p>
      <text:p text:style-name="Standard"/>
      <text:p text:style-name="Standard">5 : D DAY !</text:p>
      <text:p text:style-name="Standard">Passez à la phase suivante</text:p>
      <text:p text:style-name="Standard"/>
      <text:p text:style-name="Standard">Les bâtiments :</text:p>
      <text:p text:style-name="Standard"/>
      <text:p text:style-name="Standard">1 : Objectif Principal</text:p>
      <text:p text:style-name="Standard"/>
      <text:p text:style-name="Standard">2 : Armurerie</text:p>
      <text:p text:style-name="Standard">Vous obtenez 3 grenades (utilisation unique)</text:p>
      <text:p text:style-name="Standard"/>
      <text:p text:style-name="Standard">3 : Fortification</text:p>
      <text:p text:style-name="Standard">Bénéficiez d'un bonus de 10 points de COM supplémentaires pour la prochaine bataille</text:p>
      <text:p text:style-name="Standard"/>
      <text:p text:style-name="Standard">Chaque faction a une periode pendant laquelle elle est particulièrement efficace et qui de fait est propice à sa victoire. Les factions n'ont pas toutes la même résistance sur la durée du fait de leurs objectifs, modes d'action, ou logistiques.</text:p>
      <text:p text:style-name="Standard"/>
      <text:p text:style-name="Standard">VALEURS STRATEGIQUES PHASE 1 (COURT TERME) :</text:p>
      <text:p text:style-name="Standard"><text:tab/>Raiders : <text:tab/><text:tab/>5</text:p>
      <text:p text:style-name="Standard"><text:tab/>Eldars : <text:tab/><text:tab/>5</text:p>
      <text:p text:style-name="Standard"><text:tab/>Ruches : <text:tab/><text:tab/>4</text:p>
      <text:p text:style-name="Standard"><text:tab/>Inquisition : <text:tab/><text:tab/>4</text:p>
      <text:p text:style-name="Standard"><text:tab/>Chaos : <text:tab/><text:tab/>3</text:p>
      <text:p text:style-name="Standard"><text:tab/>Orcs : <text:tab/><text:tab/><text:tab/>3</text:p>
      <text:p text:style-name="Standard"><text:tab/>Garde Impériale : <text:tab/>3</text:p>
      <text:p text:style-name="Standard"><text:tab/>Taus : <text:tab/><text:tab/><text:tab/>2</text:p>
      <text:p text:style-name="Standard"><text:tab/>Gretchins : <text:tab/><text:tab/>2</text:p>
      <text:p text:style-name="Standard"><text:tab/>Autonomes : <text:tab/><text:tab/>1</text:p>
      <text:p text:style-name="Standard"/>
      <text:p text:style-name="Standard">VALEURS STRATEGIQUES PHASE 2 (MOYEN TERME) :</text:p>
      <text:p text:style-name="Standard"><text:tab/>Chaos : <text:tab/><text:tab/>5<text:tab/></text:p>
      <text:p text:style-name="Standard"><text:tab/>Ruches : <text:tab/><text:tab/>4</text:p>
      <text:p text:style-name="Standard"><text:tab/>Orcs : <text:tab/><text:tab/><text:tab/>4</text:p>
      <text:p text:style-name="Standard"><text:tab/>Raiders : <text:tab/><text:tab/>3</text:p>
      <text:p text:style-name="Standard"><text:tab/>Inquisition : <text:tab/><text:tab/>3</text:p>
      <text:p text:style-name="Standard"><text:tab/>Gretchins : <text:tab/><text:tab/>3</text:p>
      <text:p text:style-name="Standard"><text:tab/>Autonomes : <text:tab/><text:tab/>3</text:p>
      <text:p text:style-name="Standard"><text:soft-page-break/><text:tab/>Eldars : <text:tab/><text:tab/>2</text:p>
      <text:p text:style-name="Standard"><text:tab/>Taus : <text:tab/><text:tab/><text:tab/>2</text:p>
      <text:p text:style-name="Standard"><text:tab/>Garde Impériale : <text:tab/>1</text:p>
      <text:p text:style-name="Standard"/>
      <text:p text:style-name="Standard">VALEURS STRATEGIQUES PHASE 3 (LONG TERME) :</text:p>
      <text:p text:style-name="Standard"><text:tab/>Autonomes : <text:tab/><text:tab/>5</text:p>
      <text:p text:style-name="Standard"><text:tab/>Taus : <text:tab/><text:tab/><text:tab/>5</text:p>
      <text:p text:style-name="Standard"><text:tab/>Garde Impériale : <text:tab/>5</text:p>
      <text:p text:style-name="Standard"><text:tab/>Gretchins : <text:tab/><text:tab/>4</text:p>
      <text:p text:style-name="Standard"><text:tab/>Orcs : <text:tab/><text:tab/><text:tab/>2</text:p>
      <text:p text:style-name="Standard"><text:tab/>Inquisition : <text:tab/><text:tab/>2</text:p>
      <text:p text:style-name="Standard"><text:tab/>Eldars : <text:tab/><text:tab/>2</text:p>
      <text:p text:style-name="Standard"><text:tab/>Chaos : <text:tab/><text:tab/>1</text:p>
      <text:p text:style-name="Standard"><text:tab/>Ruches : <text:tab/><text:tab/>1</text:p>
      <text:p text:style-name="Standard"><text:tab/>Raiders : <text:tab/><text:tab/>1</text:p>
      <text:p text:style-name="Standard"/>
      <text:p text:style-name="Standard"/>
      <text:p text:style-name="Standard">Objectif principal :</text:p>
      <text:p text:style-name="Standard">Piller = Tous les pions butins ont une valeur supplémentaire de 0,5.</text:p>
      <text:p text:style-name="Standard">Récupérer = Un des trois pions butins a une valeur supplémentaire de 1,5 points</text:p>
      <text:p text:style-name="Standard">Conquérir = Prendre possession du champs de bataille à une valeur supplémentaire de 1,5 points</text:p>
      <text:p text:style-name="Standard"/>
      <text:p text:style-name="Standard">Objectif secondaire :</text:p>
      <text:p text:style-name="Standard">Piller = Un des pions butins a une valeur supplémentaire de 1. Ce pion ne peut pas etre le meme que celui de l'objectif principal « récupérer »</text:p>
      <text:p text:style-name="Standard">Capturer = Le personnage objectif adverse a une valeur sipplémentaire de 1</text:p>
      <text:p text:style-name="Standard">Conquérir = Prendre possession du champs de bataille à une valeur supplémentaire de 1.</text:p>
      <text:p text:style-name="Standard"/>
      <text:p text:style-name="Standard">Pions</text:p>
      <text:p text:style-name="Standard">Butin = A ramener dans son camp. Valeur 1.</text:p>
      <text:p text:style-name="Standard">Personnage = A ramener dans son camp Valeur 1</text:p>
      <text:p text:style-name="Standard"/>
      <text:p text:style-name="Standard">Situations</text:p>
      <text:p text:style-name="Standard">Le joueur qui reste seul sur le champs de bataille (apres la retraite de son adversaire ou son annihilation) gagner 1 point et récupéère tout pion encore présent sur le champs de bataille.</text:p>
      <text:p text:style-name="Standard"/>
      <text:p text:style-name="Standard">Un personnage objectif ne peut quitter le champs de bataille qu'au moment d'une eventuelle retraite. Ni avant, ni par quelque autre moyen.</text:p>
      <text:p text:style-name="Standard"><draw:frame draw:style-name="fr1" draw:name="Objet1" text:anchor-type="paragraph" svg:x="0.242cm" svg:y="1.543cm" svg:width="18.517cm" svg:height="5.888cm" draw:z-index="0"><draw:object xlink:href="./Object 1" xlink:type="simple" xlink:show="embed" xlink:actuate="onLoad"/><draw:image xlink:href="./ObjectReplacements/Object 1" xlink:type="simple" xlink:show="embed" xlink:actuate="onLoad"/></draw:frame><draw:frame draw:style-name="fr1" draw:name="Objet2" text:anchor-type="paragraph" svg:x="0.129cm" svg:y="0.078cm" svg:width="18.688cm" svg:height="1.021cm" draw:z-index="1"><draw:object xlink:href="./Object 2" xlink:type="simple" xlink:show="embed" xlink:actuate="onLoad"/><draw:image xlink:href="./ObjectReplacements/Object 2" xlink:type="simple" xlink:show="embed" xlink:actuate="onLoad"/></draw:frame></text:p>
      <text:h text:style-name="P1" text:outline-level="2"><text:soft-page-break/>Bataille 1 : Escarmouche</text:h>
      <text:p text:style-name="Standard">Préparation :</text:p>
      <text:p text:style-name="Standard"/>
      <text:p text:style-name="Standard">1.Placer le décors</text:p>
      <text:p text:style-name="Standard"/>
      <text:p text:style-name="Standard">2.Placer les pions butins</text:p>
      <text:p text:style-name="Standard"/>
      <text:p text:style-name="Standard">3.Définir l'objectif principal</text:p>
      <text:p text:style-name="Standard"/>
      <text:p text:style-name="Standard">4.Définir les objectifs secondaires</text:p>
      <text:p text:style-name="Standard"/>
      <text:p text:style-name="Standard">5.Recrutement (Administratum)</text:p>
      <text:p text:style-name="Standard"/>
      <text:p text:style-name="Standard">6.Reporter sur F2Bataille</text:p>
      <text:p text:style-name="Standard"/>
      <text:p text:style-name="Standard">7,Définir les zones de déploiement/retraite</text:p>
      <text:p text:style-name="Standard"/>
      <text:p text:style-name="Standard">8,Déployer les troupes</text:p>
      <text:p text:style-name="Standard"/>
      <text:p text:style-name="Standard">9,Définir les personnages objectifs</text:p>
      <text:p text:style-name="Standard"/>
      <text:p text:style-name="Standard">10.Effectuer le tour préliminaire</text:p>
      <text:p text:style-name="Standard"/>
      <text:p text:style-name="Standard">11.Début bataille</text:p>
      <text:p text:style-name="Standard"/>
      <text:p text:style-name="Standard"/>
      <text:p text:style-name="Standard">Conclusion :</text:p>
      <text:p text:style-name="Standard"/>
      <text:p text:style-name="Standard">1,Comptabiliser les points objectifs</text:p>
      <text:p text:style-name="Standard"/>
      <text:p text:style-name="Standard">2,Comptabiliser les pertes et survivants et captures</text:p>
      <text:p text:style-name="Standard"/>
      <text:p text:style-name="Standard">3,Reporter les survivants de F2Bataille vers Administratum</text:p>
      <text:p text:style-name="Standard"/>
      <text:p text:style-name="Standard">4,Noter valeur stratégique terminale puis enregistrer sous, puis remplacer VS précédante par VS terminale, effacer VS terminale.</text:p>
      <text:p text:style-name="Standard"/>
      <text:p text:style-name="Standard">5,Définir les bonus secondaires, les reporter sur administratum.</text:p>
      <text:p text:style-name="Standard"/>
      <text:p text:style-name="Standard">6,Proposer de tirer une carte evenement au vainqueur de l'escarmouche.</text:p>
      <text:p text:style-name="Standard"/>
      <text:p text:style-name="Standard">7.Appliquer l'evenement s'il y a lieu.</text:p>
      <text:p text:style-name="Standard"/>
      <text:p text:style-name="Standard">8,Passer à la bataille sui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32cm" fo:margin-bottom="1.177cm" fo:margin-left="1.032cm" fo:margin-right="0.9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1H11M24S</meta:editing-duration>
    <meta:editing-cycles>3</meta:editing-cycles>
    <meta:generator>OpenOffice.org/3.1$Win32 OpenOffice.org_project/310m11$Build-9399</meta:generator>
    <dc:date>2009-06-03T02:31:51.62</dc:date>
    <meta:document-statistic meta:table-count="0" meta:image-count="0" meta:object-count="2" meta:page-count="4" meta:paragraph-count="114" meta:word-count="1108" meta:character-count="653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cm"/>
    </style:style>
    <style:style style:name="co3" style:family="table-column">
      <style:table-column-properties fo:break-before="auto" style:column-width="4.001cm"/>
    </style:style>
    <style:style style:name="ro1" style:family="table-row">
      <style:table-row-properties style:row-height="0.453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style:text-underline-style="none" fo:font-weight="bold" style:font-weight-asian="bold"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style:text-underline-style="none" fo:font-weight="bold" style:font-weight-asian="bold" style:font-weight-complex="bold"/>
    </style:style>
    <style:style style:name="ce4" style:family="table-cell" style:parent-style-name="Default">
      <style:table-cell-properties fo:background-color="#ffa67f" style:text-align-source="fix" style:repeat-content="false" fo:border="none" style:vertical-align="middle"/>
      <style:paragraph-properties fo:text-align="center" fo:margin-left="0cm"/>
      <style:text-properties style:font-name="Copperplate Gothic Light"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ffffbf" style:text-align-source="fix" style:repeat-content="false" fo:border="none" style:vertical-align="middle"/>
      <style:paragraph-properties fo:text-align="center" fo:margin-left="0cm"/>
      <style:text-properties style:font-name="Copperplate Gothic Light" fo:font-size="10pt" fo:font-weight="bold" style:font-size-asian="10pt" style:font-weight-asian="bold" style:font-size-complex="10pt" style:font-weight-complex="bold"/>
    </style:style>
    <style:style style:name="ce8" style:family="table-cell" style:parent-style-name="Default">
      <style:table-cell-properties fo:background-color="#e5ff7f" style:text-align-source="fix" style:repeat-content="false" fo:border="none" style:vertical-align="middle"/>
      <style:paragraph-properties fo:text-align="center" fo:margin-left="0cm"/>
      <style:text-properties style:font-name="Copperplate Gothic Light" fo:font-size="10pt" fo:font-weight="bold" style:font-size-asian="10pt" style:font-weight-asian="bold" style:font-size-complex="10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default-cell-style-name="Default"/>
        <table:table-column table:style-name="co2" table:default-cell-style-name="Default"/>
        <table:table-column table:style-name="co3" table:number-columns-repeated="3" table:default-cell-style-name="Default"/>
        <table:table-row table:style-name="ro1" table:number-rows-repeated="11">
          <table:table-cell table:number-columns-repeated="5"/>
        </table:table-row>
        <table:table-row table:style-name="ro2">
          <table:table-cell/>
          <table:table-cell table:style-name="ce1"/>
          <table:table-cell table:style-name="ce4" office:value-type="string">
            <text:p>Piller</text:p>
          </table:table-cell>
          <table:table-cell table:style-name="ce7" office:value-type="string">
            <text:p>Capturer </text:p>
          </table:table-cell>
          <table:table-cell table:style-name="ce8" office:value-type="string">
            <text:p>Conquérir</text:p>
          </table:table-cell>
        </table:table-row>
        <table:table-row table:style-name="ro2">
          <table:table-cell/>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3">03/06/2009</text:date>, <text:time>02:31: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cm"/>
    </style:style>
    <style:style style:name="co3" style:family="table-column">
      <style:table-column-properties fo:break-before="auto" style:column-width="4.001cm"/>
    </style:style>
    <style:style style:name="ro1" style:family="table-row">
      <style:table-row-properties style:row-height="0.453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style:text-underline-style="none" fo:font-weight="bold" style:font-weight-asian="bold" style:font-weight-complex="bold"/>
    </style:style>
    <style:style style:name="ce3" style:family="table-cell" style:parent-style-name="Default">
      <style:table-cell-properties fo:background-color="#ffa67f" style:text-align-source="fix" style:repeat-content="false" fo:border="none" style:vertical-align="middle"/>
      <style:paragraph-properties fo:text-align="center" fo:margin-left="0cm"/>
      <style:text-properties style:font-name="Copperplate Gothic Light" fo:font-size="10pt" fo:font-weight="bold" style:font-size-asian="10pt" style:font-weight-asian="bold" style:font-size-complex="10pt"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ffffbf" style:text-align-source="fix" style:repeat-content="false" fo:border="none" style:vertical-align="middle"/>
      <style:paragraph-properties fo:text-align="center" fo:margin-left="0cm"/>
      <style:text-properties style:font-name="Copperplate Gothic Light" fo:font-size="10pt" fo:font-weight="bold" style:font-size-asian="10pt" style:font-weight-asian="bold" style:font-size-complex="10pt" style:font-weight-complex="bold"/>
    </style:style>
    <style:style style:name="ce6" style:family="table-cell" style:parent-style-name="Default">
      <style:table-cell-properties fo:background-color="#e5ff7f" style:text-align-source="fix" style:repeat-content="false" fo:border="none" style:vertical-align="middle"/>
      <style:paragraph-properties fo:text-align="center" fo:margin-left="0cm"/>
      <style:text-properties style:font-name="Copperplate Gothic Light" fo:font-size="10pt" fo:font-weight="bold" style:font-size-asian="10pt" style:font-weight-asian="bold" style:font-size-complex="10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5"/>
        </table:table-row>
        <table:table-row table:style-name="ro2">
          <table:table-cell/>
          <table:table-cell table:style-name="ce1"/>
          <table:table-cell table:style-name="ce3" office:value-type="string">
            <text:p>Piller</text:p>
          </table:table-cell>
          <table:table-cell table:style-name="ce5" office:value-type="string">
            <text:p>Récupérer</text:p>
          </table:table-cell>
          <table:table-cell table:style-name="ce6" office:value-type="string">
            <text:p>Conquérir</text:p>
          </table:table-cell>
        </table:table-row>
        <table:table-row table:style-name="ro2">
          <table:table-cell/>
          <table:table-cell table:style-name="ce2" office:value-type="string">
            <text:p>Objectif principal</text:p>
          </table:table-cell>
          <table:table-cell table:style-name="ce4" office:value-type="string">
            <text:p>1 – 3</text:p>
          </table:table-cell>
          <table:table-cell table:style-name="ce4" office:value-type="string">
            <text:p>4 – 6</text:p>
          </table:table-cell>
          <table:table-cell table:style-name="ce4" office:value-type="string">
            <text:p>7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3">03/06/2009</text:date>, <text:time>02:31:51</text:time></text:p>
        </style:region-right>
      </style:header>
      <style:header-left style:display="false"/>
      <style:footer>
        <text:p>Page <text:page-number>1</text:page-number> / <text:page-count>99</text:page-count></text:p>
      </style:footer>
      <style:footer-left style:display="false"/>
    </style:master-page>
  </office:master-styles>
</office:document-styles>
</file>